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806" officeooo:paragraph-rsid="00034806"/>
    </style:style>
    <style:style style:name="P2" style:family="paragraph" style:parent-style-name="Standard">
      <style:text-properties officeooo:rsid="00059f7f" officeooo:paragraph-rsid="00059f7f"/>
    </style:style>
    <style:style style:name="P3" style:family="paragraph" style:parent-style-name="Standard">
      <style:text-properties officeooo:rsid="00088e5e" officeooo:paragraph-rsid="00088e5e"/>
    </style:style>
    <style:style style:name="P4" style:family="paragraph" style:parent-style-name="Standard">
      <style:text-properties officeooo:rsid="000a7981" officeooo:paragraph-rsid="000a7981"/>
    </style:style>
    <style:style style:name="T1" style:family="text">
      <style:text-properties officeooo:rsid="0004f76e"/>
    </style:style>
    <style:style style:name="T2" style:family="text">
      <style:text-properties officeooo:rsid="0006999e"/>
    </style:style>
    <style:style style:name="T3" style:family="text">
      <style:text-properties officeooo:rsid="00088e5e"/>
    </style:style>
    <style:style style:name="T4" style:family="text">
      <style:text-properties officeooo:rsid="000a7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averi 5.12.2023 Raisiossa Eeronkujalla</text:p>
      <text:p text:style-name="P1"/>
      <text:p text:style-name="P1">paikalla Dildora, Lotta, Sandro, Jukka ja Karoliina</text:p>
      <text:p text:style-name="P1"/>
      <text:p text:style-name="P1">Pj Sandro Kirjuri Karoliina</text:p>
      <text:p text:style-name="P1"/>
      <text:p text:style-name="P1"/>
      <text:p text:style-name="P1">Käsiteltävät asiat:</text:p>
      <text:p text:style-name="P1"/>
      <text:p text:style-name="P1">Tämän hetkinen tilanne</text:p>
      <text:p text:style-name="P1">- sandro backend, dynaaminen data renderöituu jo, säätiedot ovat vielä työn alla. Olisi hyvä tehdä automaattinen ajastin, sääasemia kartoitettu</text:p>
      <text:p text:style-name="P1">- Jukka <text:s/>lämpötilaennuste toimii ja menee sql taulukkoon, tuulennopeus vielä työnalla.</text:p>
      <text:p text:style-name="P1">- Lotta on tehnyt chartteja 24 tunnin hinnat, <text:s/><text:span text:style-name="T1">saanut hintahaarukan luotua väri</text:span></text:p>
      <text:p text:style-name="P1">- <text:span text:style-name="T1">Dildora tehnyt etusivun ja viikonennuste taulukko sivun</text:span></text:p>
      <text:p text:style-name="P1">- <text:span text:style-name="T1">Karoliina tehnyt hourly sivun ja tehnyt buttoneita sekä emojija, joita voi käyttää vapaasti</text:span></text:p>
      <text:p text:style-name="P1"/>
      <text:p text:style-name="P2">Sivujen läpi käyminen</text:p>
      <text:p text:style-name="P2">- Viikkoennuste värit pitää päivittää, muuttaa käyttäjä saa valita minkä ajankohdan sivu näyttään,</text:p>
      <text:p text:style-name="P2">- <text:s/><text:span text:style-name="T2">Etusivu oranssi on ristiriidassa muun värimaailman kanssa, </text:span><text:span text:style-name="T3">karoliina auttaa didiä etusivun</text:span></text:p>
      <text:p text:style-name="P2">- <text:span text:style-name="T3">graafit lotta jatkaa niiden tekemistä ja auttaa niiden lisäämisessä sivuihin</text:span></text:p>
      <text:p text:style-name="P2">- <text:span text:style-name="T2">Hourly price </text:span><text:span text:style-name="T3">loppuun</text:span></text:p>
      <text:p text:style-name="P2"/>
      <text:p text:style-name="P2"><text:span text:style-name="T3">(</text:span>-<text:span text:style-name="T3">asetukset</text:span></text:p>
      <text:p text:style-name="P2">- <text:span text:style-name="T3">ohje</text:span></text:p>
      <text:p text:style-name="P2">- <text:span text:style-name="T3">historia sivut jäävät myöhempään ajankohtaan)</text:span></text:p>
      <text:p text:style-name="P2"/>
      <text:p text:style-name="P3">miten bootstrapit integroidaan muun koodin kanssa?</text:p>
      <text:p text:style-name="P3">Kun yksi sivu on valmis kokeillaan koko tiimin toimin voimin saada ratkaistua ja kysytään Vainiolta apuja</text:p>
      <text:p text:style-name="P3"/>
      <text:p text:style-name="P3">jouluun asti plan</text:p>
      <text:p text:style-name="P3">-didi, Karoliina ja lotta jatkaa sivujen tekemistä <text:span text:style-name="T4">loppuun</text:span></text:p>
      <text:p text:style-name="P3">- Jukka ja Sandro jatkaa <text:span text:style-name="T4">sql taulukot valmiiksi, backend kuntoon, kaikki laskut yms.</text:span></text:p>
      <text:p text:style-name="P3"/>
      <text:p text:style-name="P3"/>
      <text:p text:style-name="P4">Seuraava palaveri tammikuussa, tarkempi ajankohta päätetään tammikuussa kun palataan lomilta.</text:p>
      <text:p text:style-name="P4"/>
      <text:p text:style-name="P3"/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5T09:16:12.444000000</meta:creation-date>
    <dc:date>2023-12-05T10:16:16.627000000</dc:date>
    <meta:editing-duration>PT6M47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24" meta:word-count="192" meta:character-count="1401" meta:non-whitespace-character-count="1230"/>
  </office:meta>
</office:document-meta>
</file>